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70565" officeooo:paragraph-rsid="00270565"/>
    </style:style>
    <style:style style:name="P21" style:family="paragraph" style:parent-style-name="Standard_20__28_user_29_">
      <style:text-properties officeooo:rsid="0027cce0" officeooo:paragraph-rsid="0027cce0"/>
    </style:style>
    <style:style style:name="P22" style:family="paragraph" style:parent-style-name="Standard_20__28_user_29_">
      <style:text-properties officeooo:rsid="00287e63" officeooo:paragraph-rsid="00287e63"/>
    </style:style>
    <style:style style:name="P23" style:family="paragraph" style:parent-style-name="Standard_20__28_user_29_">
      <style:text-properties officeooo:rsid="002bbf5e" officeooo:paragraph-rsid="002bbf5e"/>
    </style:style>
    <style:style style:name="P24" style:family="paragraph" style:parent-style-name="Standard_20__28_user_29_">
      <style:text-properties officeooo:rsid="002ea764" officeooo:paragraph-rsid="002ea764"/>
    </style:style>
    <style:style style:name="P25" style:family="paragraph" style:parent-style-name="Standard_20__28_user_29_">
      <style:text-properties officeooo:rsid="0032a082" officeooo:paragraph-rsid="0032a082"/>
    </style:style>
    <style:style style:name="P26" style:family="paragraph" style:parent-style-name="Standard_20__28_user_29_">
      <style:text-properties officeooo:paragraph-rsid="0032a082"/>
    </style:style>
    <style:style style:name="P27" style:family="paragraph" style:parent-style-name="Standard_20__28_user_29_">
      <style:paragraph-properties fo:margin-left="0.5in" fo:margin-right="0in" fo:text-indent="0in" style:auto-text-indent="false"/>
    </style:style>
    <style:style style:name="P28" style:family="paragraph" style:parent-style-name="Standard_20__28_user_29_">
      <style:paragraph-properties fo:margin-left="1in" fo:margin-right="0in" fo:text-indent="0in" style:auto-text-indent="false"/>
    </style:style>
    <style:style style:name="P29" style:family="paragraph" style:parent-style-name="Standard_20__28_user_29_">
      <style:paragraph-properties fo:margin-left="1.5in" fo:margin-right="0in" fo:text-indent="0in" style:auto-text-indent="false"/>
    </style:style>
    <style:style style:name="P30" style:family="paragraph" style:parent-style-name="Standard_20__28_user_29_">
      <style:paragraph-properties fo:margin-left="0.5in" fo:margin-right="0in" fo:text-indent="0.5in" style:auto-text-indent="false"/>
    </style:style>
    <style:style style:name="P31" style:family="paragraph" style:parent-style-name="Standard_20__28_user_29_">
      <style:paragraph-properties fo:margin-left="0in" fo:margin-right="0in" fo:text-indent="0.5in" style:auto-text-indent="false"/>
    </style:style>
    <style:style style:name="P32"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33" style:family="paragraph" style:parent-style-name="List_20_Paragraph">
      <style:text-properties style:text-underline-style="solid" style:text-underline-width="auto" style:text-underline-color="font-color"/>
    </style:style>
    <style:style style:name="P34" style:family="paragraph" style:parent-style-name="Standard_20__28_user_29_" style:master-page-name="Standard">
      <style:paragraph-properties style:page-number="auto"/>
    </style:style>
    <style:style style:name="P35" style:family="paragraph" style:parent-style-name="Standard_20__28_user_29_" style:list-style-name="WWNum5"/>
    <style:style style:name="P36" style:family="paragraph" style:parent-style-name="Standard_20__28_user_29_">
      <style:text-properties officeooo:rsid="00360dcf" officeooo:paragraph-rsid="00360dcf"/>
    </style:style>
    <style:style style:name="P37" style:family="paragraph" style:parent-style-name="Standard_20__28_user_29_">
      <style:text-properties officeooo:rsid="002bbf5e" officeooo:paragraph-rsid="002bbf5e"/>
    </style:style>
    <style:style style:name="P38" style:family="paragraph" style:parent-style-name="Standard_20__28_user_29_">
      <style:text-properties officeooo:rsid="002bbf5e" officeooo:paragraph-rsid="003c04c9"/>
    </style:style>
    <style:style style:name="P39" style:family="paragraph" style:parent-style-name="Standard_20__28_user_29_">
      <style:text-properties officeooo:rsid="003d4a9d" officeooo:paragraph-rsid="003d4a9d"/>
    </style:style>
    <style:style style:name="P40" style:family="paragraph" style:parent-style-name="Standard_20__28_user_29_">
      <style:text-properties officeooo:paragraph-rsid="003d4a9d"/>
    </style:style>
    <style:style style:name="P41" style:family="paragraph" style:parent-style-name="Standard_20__28_user_29_">
      <style:text-properties officeooo:rsid="003f42a8" officeooo:paragraph-rsid="003f42a8"/>
    </style:style>
    <style:style style:name="P42" style:family="paragraph" style:parent-style-name="Standard_20__28_user_29_">
      <style:text-properties officeooo:rsid="004075fd" officeooo:paragraph-rsid="004075fd"/>
    </style:style>
    <style:style style:name="P43" style:family="paragraph" style:parent-style-name="Standard_20__28_user_29_">
      <style:text-properties officeooo:rsid="00417d36" officeooo:paragraph-rsid="004075fd"/>
    </style:style>
    <style:style style:name="P44" style:family="paragraph" style:parent-style-name="Standard_20__28_user_29_">
      <style:text-properties officeooo:rsid="00433fe5" officeooo:paragraph-rsid="00433fe5"/>
    </style:style>
    <style:style style:name="P45" style:family="paragraph" style:parent-style-name="Standard_20__28_user_29_">
      <style:text-properties officeooo:paragraph-rsid="00433fe5"/>
    </style:style>
    <style:style style:name="P46" style:family="paragraph" style:parent-style-name="Standard_20__28_user_29_">
      <style:text-properties officeooo:rsid="00442c1c" officeooo:paragraph-rsid="00442c1c"/>
    </style:style>
    <style:style style:name="P47" style:family="paragraph" style:parent-style-name="Standard_20__28_user_29_">
      <style:text-properties officeooo:rsid="00462293" officeooo:paragraph-rsid="00462293"/>
    </style:style>
    <style:style style:name="P48" style:family="paragraph" style:parent-style-name="Standard_20__28_user_29_">
      <style:text-properties officeooo:paragraph-rsid="00462293"/>
    </style:style>
    <style:style style:name="P49" style:family="paragraph" style:parent-style-name="Standard_20__28_user_29_">
      <style:text-properties officeooo:rsid="00258d8d" officeooo:paragraph-rsid="00462293"/>
    </style:style>
    <style:style style:name="P50" style:family="paragraph" style:parent-style-name="Standard_20__28_user_29_">
      <style:text-properties fo:color="#ce181e" officeooo:rsid="00462293" officeooo:paragraph-rsid="00462293"/>
    </style:style>
    <style:style style:name="P51" style:family="paragraph" style:parent-style-name="Standard_20__28_user_29_">
      <style:text-properties fo:color="#ce181e" officeooo:rsid="00462293" officeooo:paragraph-rsid="0046304f"/>
    </style:style>
    <style:style style:name="P52" style:family="paragraph" style:parent-style-name="Standard_20__28_user_29_">
      <style:text-properties officeooo:rsid="0046304f" officeooo:paragraph-rsid="0046304f"/>
    </style:style>
    <style:style style:name="P53" style:family="paragraph" style:parent-style-name="List_20_Paragraph" style:list-style-name="WWNum6"/>
    <style:style style:name="P54" style:family="paragraph" style:parent-style-name="List_20_Paragraph" style:list-style-name="WWNum7"/>
    <style:style style:name="P55" style:family="paragraph" style:parent-style-name="List_20_Paragraph" style:list-style-name="WWNum8"/>
    <style:style style:name="P56" style:family="paragraph" style:parent-style-name="List_20_Paragraph" style:list-style-name="WWNum9"/>
    <style:style style:name="P57" style:family="paragraph" style:parent-style-name="List_20_Paragraph" style:list-style-name="WWNum5"/>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officeooo:rsid="0027cce0"/>
    </style:style>
    <style:style style:name="T17" style:family="text">
      <style:text-properties officeooo:rsid="00287e63"/>
    </style:style>
    <style:style style:name="T18" style:family="text">
      <style:text-properties officeooo:rsid="0029ae38"/>
    </style:style>
    <style:style style:name="T19" style:family="text">
      <style:text-properties officeooo:rsid="002a30eb"/>
    </style:style>
    <style:style style:name="T20" style:family="text">
      <style:text-properties officeooo:rsid="0032a082"/>
    </style:style>
    <style:style style:name="T21" style:family="text">
      <style:text-properties officeooo:rsid="0033fb44"/>
    </style:style>
    <style:style style:name="T22" style:family="text">
      <style:text-properties officeooo:rsid="0034c24d"/>
    </style:style>
    <style:style style:name="T23" style:family="text">
      <style:text-properties officeooo:rsid="00389228"/>
    </style:style>
    <style:style style:name="T24" style:family="text">
      <style:text-properties officeooo:rsid="003a70b2"/>
    </style:style>
    <style:style style:name="T25" style:family="text">
      <style:text-properties officeooo:rsid="003d4a9d"/>
    </style:style>
    <style:style style:name="T26" style:family="text">
      <style:text-properties officeooo:rsid="003f42a8"/>
    </style:style>
    <style:style style:name="T27" style:family="text">
      <style:text-properties officeooo:rsid="00433fe5"/>
    </style:style>
    <style:style style:name="T28" style:family="text">
      <style:text-properties officeooo:rsid="00462293"/>
    </style:style>
    <style:style style:name="T29" style:family="text">
      <style:text-properties officeooo:rsid="0046304f"/>
    </style:style>
    <style:style style:name="T30" style:family="text">
      <style:text-properties fo:color="#ce18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1871709780" text:style-name="WWNum6">
        <text:list-item>
          <text:p text:style-name="P53"><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520310539" text:style-name="WWNum7">
        <text:list-item>
          <text:p text:style-name="P54"><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33">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33">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356516583" text:style-name="WWNum8">
        <text:list-item>
          <text:p text:style-name="P55"><text:soft-page-break/>Desktop (KDS, Gnome, XFCE)</text:p>
        </text:list-item>
      </text:list>
      <text:p text:style-name="List_20_Paragraph">Windows manager</text:p>
      <text:p text:style-name="List_20_Paragraph">X windows system/ X11</text:p>
      <text:p text:style-name="Standard_20__28_user_29_"/>
      <text:p text:style-name="P27">Console is</text:p>
      <text:list xml:id="list1796979083" text:style-name="WWNum9">
        <text:list-item>
          <text:p text:style-name="P56">CLI/Shell</text:p>
        </text:list-item>
      </text:list>
      <text:list xml:id="list3501949095" text:style-name="WWNum5">
        <text:list-item>
          <text:p text:style-name="P57">Kernel</text:p>
        </text:list-item>
        <text:list-item>
          <text:p text:style-name="P57">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27">“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28">“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28">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27">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27">TO INSTALL</text:p>
      <text:p text:style-name="P27">Package Manger for ubuntu is ( apt-get ) the next command is the action to be performed <text:s text:c="12"/>( install ). <text:s/>Full command &gt;apt-get install &lt;packageName&gt; for example bluefish which is text editor.</text:p>
      <text:p text:style-name="P27">TO UNINSTALL</text:p>
      <text:p text:style-name="P27">&gt;sudo apt-get uninstall bluefish</text:p>
      <text:p text:style-name="P27"/>
      <text:p text:style-name="P27">TO INSTALL BUT NOT SURE WHAT WE WANT</text:p>
      <text:p text:style-name="P27">&gt;sudo apt-cache search bluefish</text:p>
      <text:p text:style-name="P27"/>
      <text:p text:style-name="P27"/>
      <text:p text:style-name="P27">SEE IF SOMETHING IS INSTALLED</text:p>
      <text:p text:style-name="P27">&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27">&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27">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29">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P25">TO KILL AN IDE You should kill java</text:p>
      <text:p text:style-name="P25"><text:tab/>&gt;killall java -9</text:p>
      <text:p text:style-name="P26"><text:span text:style-name="T20"><text:tab/></text:span><text:span text:style-name="Strong_20_Emphasis">kill -9 </text:span>Meaning: The process will be killed by the kernel; this signal cannot be <text:tab/><text:tab/>ignored. 9 means KILL signal that is not catchable or ignorable</text:p>
      <text:p text:style-name="Standard_20__28_user_29_"><text:soft-page-break/></text:p>
      <text:p text:style-name="Standard_20__28_user_29_"><text:tab/>To Kill all processes by an application</text:p>
      <text:p text:style-name="Standard_20__28_user_29_"><text:tab/><text:tab/>&gt;killall processname (&gt;killall liri-browswer<text:span text:style-name="T1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203136718042376" text:continue-numbering="true" text:style-name="WWNum5">
        <text:list-item>
          <text:list>
            <text:list-item>
              <text:list>
                <text:list-item>
                  <text:list>
                    <text:list-item>
                      <text:p text:style-name="P35">Download elasticsearch “elasticsearch”</text:p>
                    </text:list-item>
                    <text:list-item>
                      <text:p text:style-name="P35">This will be used as an example of a service.</text:p>
                    </text:list-item>
                  </text:list>
                </text:list-item>
              </text:list>
            </text:list-item>
          </text:list>
        </text:list-item>
      </text:list>
      <text:p text:style-name="P27"/>
      <text:p text:style-name="P27">To start a service</text:p>
      <text:p text:style-name="Standard_20__28_user_29_"><text:tab/><text:tab/>&gt;sudo service elasticsearch start </text:p>
      <text:p text:style-name="P29">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30">Use find to locate it</text:p>
      <text:p text:style-name="P30">&gt;find /etc -type f -iname “elasticsearch*”</text:p>
      <text:p text:style-name="P30">&gt;sudo nano /etc/elasticsearch/elasticsearch.yml</text:p>
      <text:p text:style-name="P30">Find the location in the file where the ports are listed. <text:s/>Un-comment the port specification and change to 1150. <text:s/>Then save the file and exit</text:p>
      <text:p text:style-name="P30">We must now restart so elasticsearch uses the new port number.</text:p>
      <text:p text:style-name="P30">&gt;sudo service elasticsearch restart</text:p>
      <text:p text:style-name="P28">You can now check and see if it connects on localhost:1150. <text:s/>It does because with the service restarted it has updated the configuration file.</text:p>
      <text:p text:style-name="Standard_20__28_user_29_"><text:soft-page-break/>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31">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text:soft-page-break/>!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text:soft-page-break/></text:p>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32"/>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ext:soft-page-break/>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24">!!! - SET-URL = REPLACE A CURRENT REMOTE REPOSITORY</text:p>
      <text:p text:style-name="P24">!!! - &gt;git remote add origin <text:a xlink:type="simple" xlink:href="mailto:git@git" text:style-name="Internet_20_link" text:visited-style-name="Visited_20_Internet_20_Link">git@git</text:a>…. = WILL ADD ONE THAT YOU CREATED</text:p>
      <text:p text:style-name="P2"/>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19"/>
      <text:p text:style-name="P19"><text:soft-page-break/>When two people are editing the same code at the same time this creates merge conflicts.</text:p>
      <text:p text:style-name="P20">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1">User1 -pull directory</text:p>
      <text:p text:style-name="P21">User2 -pulls directory</text:p>
      <text:p text:style-name="P21">User 1-makes change to line 2</text:p>
      <text:p text:style-name="P21">User1 -pushes changes</text:p>
      <text:p text:style-name="P21">User2 –makes change to line 2</text:p>
      <text:p text:style-name="P21">user2 -Attempts to push changes but Error occurs because user1 already pushed changes to the same directory.</text:p>
      <text:p text:style-name="P21">User2 -Will get a notification to fetch first &gt;git fetch origin master <text:span text:style-name="T17">&amp;&amp; &gt;git pull origin master. <text:s/>Both of these would comment at the fact that there are merge conflicts and that you should resolve the conflicts before commiting the change.</text:span></text:p>
      <text:p text:style-name="P22">User2 -will edit the file which will present an interface where the &lt;&lt;&lt;&lt;&lt;head (first part will be what he added and the 2ND line will give you what the other user had.</text:p>
      <text:p text:style-name="P22">User2 -Will alter the file so that the appropriate changes are made</text:p>
      <text:p text:style-name="P22"><text:tab/>making both on the same file</text:p>
      <text:p text:style-name="P22">1. copies what the server has (bottom part)</text:p>
      <text:p text:style-name="P22">2. deletes the &lt;&lt;&lt; and &gt;&gt;&gt;</text:p>
      <text:p text:style-name="P22">3. keeps his changes in there too</text:p>
      <text:p text:style-name="P22">User2 –Will <text:span text:style-name="T18">Add, C</text:span>ommit, <text:span text:style-name="T18">and P</text:span>ush <text:span text:style-name="T18">file </text:span>to server.</text:p>
      <text:p text:style-name="P20"/>
      <text:p text:style-name="P20">! - Typically throughout the day you should &gt;git <text:span text:style-name="T16">pull master </text:span>to ensure everything is up to date.</text:p>
      <text:p text:style-name="P19"/>
      <text:p text:style-name="P19"><text:span text:style-name="T15">Chapter 25 - </text:span><text:a xlink:type="simple" xlink:href="https://www.youtube.com/watch?v=wBp0Rb-ZJak&amp;t=13302s" text:style-name="Internet_20_link" text:visited-style-name="Visited_20_Internet_20_Link">3:41:42</text:a> How to setup and manage branches</text:p>
      <text:p text:style-name="P23">VERSION CONTROL Pycharm - You can manage version control inside IDE’s like Pycharm. <text:s/>When you modify a file, on the bottom you will see (“2 Files”) under the explorer window. </text:p>
      <text:p text:style-name="P23"><text:soft-page-break/><text:tab/>When your done modifying the change and you want to commit the changes, <text:tab/>you must (RIGHT Click) on the file and hit (Commit Changes) and add <text:tab/>comments. <text:s/>YOU CAN ALSO, push with the commit. <text:s/></text:p>
      <text:p text:style-name="P23"><text:tab/>IN SHORT, IDE’s like Jetbrain’s Pycharm are built into git and allow you to <text:tab/>commit and push changes all within the IDE.</text:p>
      <text:p text:style-name="P23"><text:tab/><text:span text:style-name="T21">Enable version control to get different versions you modified vs the original <text:tab/>goto “view” “tool windows” “version control.</text:span></text:p>
      <text:p text:style-name="P23"><text:tab/><text:span text:style-name="T21">You can also create a new branch which will be a new version of the original <text:tab/>code bottom right hand corner under “git:master” create new branch calling <text:tab/>it v0.1. <text:s/>Now make the edits to your code. <text:s/>&gt;git add -A. git commit -m “new <text:tab/>branch”. <text:s/>&gt;git push origin v0.1. <text:s text:c="2"/>v0.1=name of new branch you added in <text:tab/>pycharm.</text:span></text:p>
      <text:p text:style-name="P23"><text:tab/><text:span text:style-name="T22">Now when you refresh on git you should see the new version.</text:span></text:p>
      <text:p text:style-name="P38"><text:tab/></text:p>
      <text:p text:style-name="P38"><text:span text:style-name="T24">To merge merge the new branch with the master then commit and push.</text:span></text:p>
      <text:p text:style-name="P23"><text:tab/><text:tab/><text:span text:style-name="T24">After, you can delete the new branch. <text:s/>Navigate to branch where <text:tab/><text:tab/>master is and &gt;git branch -d &lt;branch name&gt;</text:span></text:p>
      <text:p text:style-name="P23"><text:tab/><text:tab/><text:span text:style-name="T24">After, go to pycharm and delete the new branch you created.</text:span></text:p>
      <text:p text:style-name="P23"><text:tab/></text:p>
      <text:p text:style-name="P36"><text:span text:style-name="T23">Chapter 26 - </text:span><text:a xlink:type="simple" xlink:href="https://www.youtube.com/watch?v=wBp0Rb-ZJak&amp;t=13777s" text:style-name="Internet_20_link" text:visited-style-name="Visited_20_Internet_20_Link">3:49:37</text:a> Meteor installation &amp; setup</text:p>
      <text:p text:style-name="P39"/>
      <text:p text:style-name="P39">Download Meteor</text:p>
      <text:p text:style-name="P40"><text:span text:style-name="T25"><text:tab/>Meteor is an IDE for Javascript and web dev &gt;</text:span><text:span text:style-name="Source_20_Text">curl <text:tab/>https://install.meteor.com/ | sh</text:span></text:p>
      <text:p text:style-name="P39"><text:tab/>This will download the installer and run the shell to install it.</text:p>
      <text:p text:style-name="P41">Navigate to a Projects directory</text:p>
      <text:p text:style-name="P41"><text:tab/>&gt;metor create todo</text:p>
      <text:p text:style-name="P41"><text:tab/>&gt;cd todo</text:p>
      <text:p text:style-name="P41"><text:tab/>You will see meteor created 3 webpage files to get you starts .html, .css, .js.</text:p>
      <text:p text:style-name="P41"><text:tab/>&gt;meteor<text:tab/>(this will launch meteor on port 3000)</text:p>
      <text:p text:style-name="P41"><text:tab/>you can also launch packages into meteor </text:p>
      <text:p text:style-name="P41"><text:tab/>&gt;meteor add &lt;package name&gt; (twbs:bootstrap)=twitter bootstrap</text:p>
      <text:p text:style-name="P41"><text:tab/><text:tab/>Browse packages by visiting <text:a xlink:type="simple" xlink:href="http://atmospherejs.com/" text:style-name="Internet_20_link" text:visited-style-name="Visited_20_Internet_20_Link">http://atmospherejs.com</text:a> for packages.</text:p>
      <text:p text:style-name="P39"><text:tab/><text:span text:style-name="T26">These packages are in a hidden directory in the project “todo” called .meteor</text:span></text:p>
      <text:p text:style-name="P39"><text:soft-page-break/></text:p>
      <text:p text:style-name="P41">You will edit your meteor page by editing the html css and js files.</text:p>
      <text:p text:style-name="P42">There are more tutorials on meteor.</text:p>
      <text:p text:style-name="P42"/>
      <text:p text:style-name="P43">Meteor is a platform for building node.js apps and uses a front end react js to interface with it. <text:s/></text:p>
      <text:p text:style-name="P43"/>
      <text:p text:style-name="P45"><text:span text:style-name="T27">Chapter 27 - </text:span><text:a xlink:type="simple" xlink:href="https://www.youtube.com/watch?v=wBp0Rb-ZJak&amp;t=14132s" text:style-name="Internet_20_link" text:visited-style-name="Visited_20_Internet_20_Link">3:55:32</text:a> Meteor project setup</text:p>
      <text:p text:style-name="P44">go to your meteor project folder and open it in webstorm.</text:p>
      <text:p text:style-name="P44"/>
      <text:p text:style-name="P46">Within webstorm and your project directory you should have</text:p>
      <text:p text:style-name="P46">* - Client = everything available to client like templates</text:p>
      <text:p text:style-name="P46"><text:tab/>* - Components = Where storage of React components</text:p>
      <text:p text:style-name="P46">* - Lib =</text:p>
      <text:p text:style-name="P46"><text:tab/>* - New file “Router.jsx” = Define route for flow router.</text:p>
      <text:p text:style-name="P46"><text:tab/>But first add packages to the project. 1. open terminal 2. &gt;meteor add react <text:tab/>kadira:react-layout kadira:flow-router</text:p>
      <text:p text:style-name="P46">* - Server</text:p>
      <text:p text:style-name="P47"/>
      <text:p text:style-name="P47">If issues with jetbrains IDE and java install oracle-java8-installer<text:tab/></text:p>
      <text:p text:style-name="P23"/>
      <text:p text:style-name="P48"><text:span text:style-name="T28">Chapter 28 - </text:span><text:a xlink:type="simple" xlink:href="https://www.youtube.com/watch?v=wBp0Rb-ZJak&amp;t=14466s" text:style-name="Internet_20_link" text:visited-style-name="Visited_20_Internet_20_Link">4:01:06</text:a> Router setup with React components</text:p>
      <text:p text:style-name="P48"><text:tab/><text:span text:style-name="T28">We will start making some routes. <text:s/>First thing is to setup the router to route </text:span></text:p>
      <text:p text:style-name="P48"><text:tab/><text:span text:style-name="T28">to different files. <text:s/></text:span></text:p>
      <text:p text:style-name="P47">Within router.jsx</text:p>
      <text:p text:style-name="P47"><text:tab/>FlowRouter.route(“/”, {</text:p>
      <text:p text:style-name="P47"><text:tab/><text:tab/>name: “Home”, </text:p>
      <text:p text:style-name="P47"><text:tab/><text:tab/>action: (params) {</text:p>
      <text:p text:style-name="P47"><text:tab/> <text:tab/><text:tab/>RenderView(&lt;Home /&gt;); </text:p>
      <text:p text:style-name="P47"><text:tab/>});</text:p>
      <text:p text:style-name="P47"><text:soft-page-break/><text:tab/>Home is the react component. Renderview is a function and we pass it a react component called Home. </text:p>
      <text:p text:style-name="P49"/>
      <text:p text:style-name="P47"><text:tab/>function renderView(component) {</text:p>
      <text:p text:style-name="P47"><text:tab/><text:span text:style-name="T30">ReactLayout.render(MainLayout, <text:s/>{</text:span></text:p>
      <text:p text:style-name="P50"><text:tab/><text:tab/>//passing in a few parameters</text:p>
      <text:p text:style-name="P51"><text:tab/><text:tab/><text:tab/>header: <text:span text:style-name="T29">&lt;Header /&gt;,</text:span></text:p>
      <text:p text:style-name="P51"><text:tab/><text:tab/><text:tab/><text:span text:style-name="T29">content: component,</text:span></text:p>
      <text:p text:style-name="P51"><text:tab/><text:tab/><text:tab/><text:span text:style-name="T29">footer: &lt;Footer /&gt;</text:span> </text:p>
      <text:p text:style-name="P51"><text:tab/><text:tab/>//<text:span text:style-name="T29">this bit of code in red renders a header content and footer.</text:span></text:p>
      <text:p text:style-name="P47"><text:tab/><text:tab/>}</text:p>
      <text:p text:style-name="P47"><text:tab/>}</text:p>
      <text:p text:style-name="P52">4:03: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17</meta:editing-cycles>
    <meta:creation-date>2019-02-19T22:13:00</meta:creation-date>
    <dc:date>2019-03-01T20:31:21.836627398</dc:date>
    <meta:editing-duration>PT4H7M20S</meta:editing-duration>
    <meta:generator>LibreOffice/6.0.7.3$Linux_X86_64 LibreOffice_project/00m0$Build-3</meta:generator>
    <meta:document-statistic meta:table-count="0" meta:image-count="0" meta:object-count="0" meta:page-count="23" meta:paragraph-count="476" meta:word-count="5514" meta:character-count="32581" meta:non-whitespace-character-count="270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